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97ef9" officeooo:paragraph-rsid="00097e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о паросочетаниях</text:p>
      <text:p text:style-name="P1">Формулировка задачи</text:p>
      <text:p text:style-name="P1">Задача. Есть m мужчин и n женщин. Каждый мужчина указывает несколько (от 0 до n) женщин, на которых он согласен жениться. Каждая женщина указывает несколько мужчин (от 0 до m), за которых она согласна выйти замуж. Требуется заключить наибольшее количество моногамных браков.</text:p>
      <text:p text:style-name="P1">Для формулировки задачи в терминах теории графов надо ввести несколько определений.</text:p>
      <text:p text:style-name="P1">Двудольным называется граф, все вершины которого разбиты на две доли (части), а ребра проходят только между вершинами разных частей.</text:p>
      <text:p text:style-name="P1">Паросочетанием называется множество ребер, не имеющих общих вершин. </text:p>
      <text:p text:style-name="P1">Таким образом, эта задача равносильна следующей:</text:p>
      <text:p text:style-name="P1">Задача о наибольшем паросочетании. В заданном двудольном графе найти наибольшее паросочетание.</text:p>
      <text:p text:style-name="P1">Для описания графа введем матрицу возможных браков A={aij}, где aij=1, если возможен брак между мужчиной i (i=1..m) и женщиной j (j=1..n) (оба согласны) и aij=0, если брак невозможен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e </meta:initial-creator>
    <meta:creation-date>2017-05-18T22:10:37.847196336</meta:creation-date>
    <dc:date>2017-05-18T22:13:10.120202353</dc:date>
    <dc:creator>Kane </dc:creator>
    <meta:editing-duration>PT2M32S</meta:editing-duration>
    <meta:editing-cycles>1</meta:editing-cycles>
    <meta:document-statistic meta:table-count="0" meta:image-count="0" meta:object-count="0" meta:page-count="1" meta:paragraph-count="9" meta:word-count="130" meta:character-count="924" meta:non-whitespace-character-count="802"/>
    <meta:generator>LibreOffice/5.2.6.2$Linux_X86_64 LibreOffice_project/20$Build-2</meta:generator>
  </office:meta>
</office:document-meta>
</file>